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32cm" fo:min-width="33.725cm"/>
    </style:style>
    <style:style style:name="gr2" style:family="graphic" style:parent-style-name="objectwithoutfill">
      <style:graphic-properties svg:stroke-width="0.106cm" svg:stroke-color="#00a65d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6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2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82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a65d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a65d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66b3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66b3" fo:font-weight="bold" style:font-weight-asian="bold" style:font-weight-complex="bold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color="#00a65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4.225cm" svg:height="13.282cm" svg:x="0.432cm" svg:y="1.086cm">
          <draw:text-box>
            <text:p><text:span text:style-name="T1">host# lspci -vv -s </text:span><text:span text:style-name="T2">03:00.3</text:span></text:p>
            <text:p><text:span text:style-name="T3">03:00.3</text:span> Ethernet controller: Intel Corporation Ethernet Controller XL710 for 40GbE QSFP+ (rev 02)</text:p>
            <text:p><text:tab/>Subsystem: XXXXXX 10 Gb/40 Gb Ethernet Adapter</text:p>
            <text:p><text:tab/>Physical Slot: 3</text:p>
            <text:p><text:tab/>Control: I/O- Mem+ BusMaster+ SpecCycle- MemWINV- VGASnoop- ParErr- Stepping- SERR+ FastB2B- DisINTx+</text:p>
            <text:p><text:tab/>Status: Cap+ 66MHz- UDF- FastB2B- ParErr- DEVSEL=fast &gt;TAbort- &lt;TAbort- &lt;MAbort- &gt;SERR- &lt;PERR- INTx-</text:p>
            <text:p><text:tab/>Latency: 0, Cache Line Size: 32 bytes</text:p>
            <text:p><text:tab/>Interrupt: pin A routed to IRQ 24</text:p>
            <text:p><text:tab/>NUMA node: 0</text:p>
            <text:p><text:tab/><text:span text:style-name="T4">Region 0: Memory at c1800000 (64-bit, prefetchable) [size=8M]</text:span></text:p>
            <text:p><text:span text:style-name="T4"><text:tab/></text:span><text:span text:style-name="T4">Region 3: Memory at c4000000 (64-bit, prefetchable) [size=32K]</text:span></text:p>
            <text:p>… …</text:p>
            <text:p>… …</text:p>
            <text:p><text:tab/><text:span text:style-name="T4">Capabilities: [70] MSI-X: Enable+ Count=129 Masked-</text:span></text:p>
            <text:p><text:span text:style-name="T4"><text:tab/></text:span><text:span text:style-name="T4"><text:tab/></text:span><text:span text:style-name="T4">Vector table: BAR=3 offset=00000000</text:span></text:p>
            <text:p><text:span text:style-name="T4"><text:tab/></text:span><text:span text:style-name="T4"><text:tab/></text:span><text:span text:style-name="T4">PBA: BAR=3 offset=00001000</text:span></text:p>
            <text:p>… …</text:p>
            <text:p>… ...</text:p>
          </draw:text-box>
        </draw:frame>
        <draw:line draw:style-name="gr2" draw:text-style-name="P2" draw:layer="layout" svg:x1="21.59cm" svg:y1="7.874cm" svg:x2="24.892cm" svg:y2="7.874cm">
          <text:p/>
        </draw:line>
        <draw:line draw:style-name="gr2" draw:text-style-name="P2" draw:layer="layout" svg:x1="10.486cm" svg:y1="12.7cm" svg:x2="12.192cm" svg:y2="14.478cm">
          <text:p/>
        </draw:line>
        <draw:frame draw:style-name="gr3" draw:text-style-name="P3" draw:layer="layout" svg:width="7.043cm" svg:height="1.195cm" svg:x="25.131cm" svg:y="7.366cm">
          <draw:text-box>
            <text:p><text:span text:style-name="T5">Bar 0 is mapped</text:span></text:p>
          </draw:text-box>
        </draw:frame>
        <draw:frame draw:style-name="gr4" draw:text-style-name="P5" draw:layer="layout" svg:width="14.904cm" svg:height="2.139cm" svg:x="19.432cm" svg:y="10.967cm">
          <draw:text-box>
            <text:p text:style-name="P4"><text:span text:style-name="T5">BAR 3 MSI-X vector table is trapped</text:span></text:p>
          </draw:text-box>
        </draw:frame>
        <draw:frame draw:style-name="gr5" draw:text-style-name="P3" draw:layer="layout" svg:width="14.256cm" svg:height="1.195cm" svg:x="10.433cm" svg:y="14.868cm">
          <draw:text-box>
            <text:p><text:span text:style-name="T5">BAR 3 MSI-X PBA table is mapped</text:span></text:p>
          </draw:text-box>
        </draw:frame>
        <draw:line draw:style-name="gr2" draw:text-style-name="P2" draw:layer="layout" svg:x1="14.664cm" svg:y1="11.729cm" svg:x2="19.433cm" svg:y2="11.72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5T23:22:02.480113288</dc:date>
    <meta:editing-duration>PT1H17M36S</meta:editing-duration>
    <meta:editing-cycles>84</meta:editing-cycles>
    <meta:generator>LibreOffice/6.0.7.3$Linux_X86_64 LibreOffice_project/00m0$Build-3</meta:generator>
    <meta:document-statistic meta:object-count="30"/>
  </office:meta>
</office:document-meta>
</file>